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Arial Unicode MS" style:font-name-complex="Arial Unicode MS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ntrol group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u2 = 0.0</text:p>
          </table:table-cell>
          <table:table-cell office:value-type="string" calcext:value-type="string">
            <text:p>nu2 = 0.2</text:p>
          </table:table-cell>
          <table:table-cell office:value-type="string" calcext:value-type="string">
            <text:p>nu2 = 0.4</text:p>
          </table:table-cell>
          <table:table-cell office:value-type="string" calcext:value-type="string">
            <text:p>nu2 = 0.6</text:p>
          </table:table-cell>
          <table:table-cell office:value-type="string" calcext:value-type="string">
            <text:p>nu2 = 0.8</text:p>
          </table:table-cell>
          <table:table-cell office:value-type="string" calcext:value-type="string">
            <text:p>nu2 = 1</text:p>
          </table:table-cell>
        </table:table-row>
        <table:table-row table:style-name="ro1">
          <table:table-cell office:value-type="string" calcext:value-type="string">
            <text:p>nu1 = 0.0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u1 = 0.2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u1 = 0,4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u1 = 0.6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u1 = 0.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u1 = 1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trol group</text:p>
          </table:table-cell>
          <table:table-cell table:style-name="ce1" office:value-type="float" office:value="0.262688" calcext:value-type="float">
            <text:p>0.26268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 p-value</text:p>
          </table:table-cell>
          <table:table-cell office:value-type="string" calcext:value-type="string">
            <text:p>nu2 = 0.0</text:p>
          </table:table-cell>
          <table:table-cell office:value-type="string" calcext:value-type="string">
            <text:p>nu2 = 0.2</text:p>
          </table:table-cell>
          <table:table-cell office:value-type="string" calcext:value-type="string">
            <text:p>nu2 = 0.4</text:p>
          </table:table-cell>
          <table:table-cell office:value-type="string" calcext:value-type="string">
            <text:p>nu2 = 0.6</text:p>
          </table:table-cell>
          <table:table-cell office:value-type="string" calcext:value-type="string">
            <text:p>nu2 = 0.8</text:p>
          </table:table-cell>
          <table:table-cell office:value-type="string" calcext:value-type="string">
            <text:p>nu2 = 1</text:p>
          </table:table-cell>
        </table:table-row>
        <table:table-row table:style-name="ro1">
          <table:table-cell office:value-type="string" calcext:value-type="string">
            <text:p>nu1 = 0.0</text:p>
          </table:table-cell>
          <table:table-cell office:value-type="float" office:value="0.059312" calcext:value-type="float">
            <text:p>0.059312</text:p>
          </table:table-cell>
          <table:table-cell office:value-type="float" office:value="0.060096" calcext:value-type="float">
            <text:p>0.060096</text:p>
          </table:table-cell>
          <table:table-cell office:value-type="float" office:value="0.05196" calcext:value-type="float">
            <text:p>0.05196</text:p>
          </table:table-cell>
          <table:table-cell office:value-type="float" office:value="0.047936" calcext:value-type="float">
            <text:p>0.047936</text:p>
          </table:table-cell>
          <table:table-cell office:value-type="float" office:value="0.055072" calcext:value-type="float">
            <text:p>0.055072</text:p>
          </table:table-cell>
          <table:table-cell office:value-type="float" office:value="0.051396" calcext:value-type="float">
            <text:p>0.051396</text:p>
          </table:table-cell>
        </table:table-row>
        <table:table-row table:style-name="ro1">
          <table:table-cell office:value-type="string" calcext:value-type="string">
            <text:p>nu1 = 0.2</text:p>
          </table:table-cell>
          <table:table-cell office:value-type="float" office:value="0.062904" calcext:value-type="float">
            <text:p>0.062904</text:p>
          </table:table-cell>
          <table:table-cell office:value-type="float" office:value="0.079656" calcext:value-type="float">
            <text:p>0.079656</text:p>
          </table:table-cell>
          <table:table-cell office:value-type="float" office:value="0.085248" calcext:value-type="float">
            <text:p>0.085248</text:p>
          </table:table-cell>
          <table:table-cell table:number-columns-repeated="2" office:value-type="float" office:value="0.083412" calcext:value-type="float">
            <text:p>0.083412</text:p>
          </table:table-cell>
          <table:table-cell office:value-type="float" office:value="0.079596" calcext:value-type="float">
            <text:p>0.079596</text:p>
          </table:table-cell>
        </table:table-row>
        <table:table-row table:style-name="ro1">
          <table:table-cell office:value-type="string" calcext:value-type="string">
            <text:p>nu1 = 0,4</text:p>
          </table:table-cell>
          <table:table-cell office:value-type="float" office:value="0.104688" calcext:value-type="float">
            <text:p>0.10468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8604" calcext:value-type="float">
            <text:p>0.098604</text:p>
          </table:table-cell>
          <table:table-cell office:value-type="float" office:value="0.083072" calcext:value-type="float">
            <text:p>0.083072</text:p>
          </table:table-cell>
          <table:table-cell office:value-type="float" office:value="0.082916" calcext:value-type="float">
            <text:p>0.082916</text:p>
          </table:table-cell>
          <table:table-cell office:value-type="float" office:value="0.11566" calcext:value-type="float">
            <text:p>0.11566</text:p>
          </table:table-cell>
        </table:table-row>
        <table:table-row table:style-name="ro1">
          <table:table-cell office:value-type="string" calcext:value-type="string">
            <text:p>nu1 = 0.6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85496" calcext:value-type="float">
            <text:p>0.085496</text:p>
          </table:table-cell>
          <table:table-cell office:value-type="float" office:value="0.10212" calcext:value-type="float">
            <text:p>0.10212</text:p>
          </table:table-cell>
          <table:table-cell office:value-type="float" office:value="0.126872" calcext:value-type="float">
            <text:p>0.126872</text:p>
          </table:table-cell>
          <table:table-cell office:value-type="float" office:value="0.090588" calcext:value-type="float">
            <text:p>0.090588</text:p>
          </table:table-cell>
          <table:table-cell office:value-type="float" office:value="0.079652" calcext:value-type="float">
            <text:p>0.079652</text:p>
          </table:table-cell>
        </table:table-row>
        <table:table-row table:style-name="ro1">
          <table:table-cell office:value-type="string" calcext:value-type="string">
            <text:p>nu1 = 0.8</text:p>
          </table:table-cell>
          <table:table-cell office:value-type="float" office:value="0.132616" calcext:value-type="float">
            <text:p>0.132616</text:p>
          </table:table-cell>
          <table:table-cell office:value-type="float" office:value="0.115176" calcext:value-type="float">
            <text:p>0.115176</text:p>
          </table:table-cell>
          <table:table-cell office:value-type="float" office:value="0.103616" calcext:value-type="float">
            <text:p>0.103616</text:p>
          </table:table-cell>
          <table:table-cell office:value-type="float" office:value="0.109108" calcext:value-type="float">
            <text:p>0.109108</text:p>
          </table:table-cell>
          <table:table-cell office:value-type="float" office:value="0.118828" calcext:value-type="float">
            <text:p>0.118828</text:p>
          </table:table-cell>
          <table:table-cell office:value-type="float" office:value="0.122788" calcext:value-type="float">
            <text:p>0.122788</text:p>
          </table:table-cell>
        </table:table-row>
        <table:table-row table:style-name="ro1">
          <table:table-cell office:value-type="string" calcext:value-type="string">
            <text:p>nu1 = 1</text:p>
          </table:table-cell>
          <table:table-cell office:value-type="float" office:value="0.100868" calcext:value-type="float">
            <text:p>0.100868</text:p>
          </table:table-cell>
          <table:table-cell office:value-type="float" office:value="0.120676" calcext:value-type="float">
            <text:p>0.120676</text:p>
          </table:table-cell>
          <table:table-cell office:value-type="float" office:value="0.132564" calcext:value-type="float">
            <text:p>0.132564</text:p>
          </table:table-cell>
          <table:table-cell office:value-type="float" office:value="0.116448" calcext:value-type="float">
            <text:p>0.116448</text:p>
          </table:table-cell>
          <table:table-cell office:value-type="float" office:value="0.123024" calcext:value-type="float">
            <text:p>0.123024</text:p>
          </table:table-cell>
          <table:table-cell office:value-type="float" office:value="0.120464" calcext:value-type="float">
            <text:p>0.120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22:21:58.32344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22:22:02.024812000</meta:creation-date>
    <meta:editing-duration>PT2M3S</meta:editing-duration>
    <meta:editing-cycles>2</meta:editing-cycles>
    <meta:generator>LibreOffice/4.4.3.2$MacOSX_X86_64 LibreOffice_project/88805f81e9fe61362df02b9941de8e38a9b5fd16</meta:generator>
    <meta:initial-creator>Alberto Cottica</meta:initial-creator>
    <dc:date>2015-06-12T22:24:01.702664000</dc:date>
    <dc:creator>Alberto Cottica</dc:creator>
    <meta:document-statistic meta:table-count="1" meta:cell-count="101" meta:object-count="0"/>
  </office:meta>
</office:document-meta>
</file>